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text-indent="0cm" style:auto-text-indent="false" style:writing-mode="lr-tb"/>
    </style:style>
    <style:style style:name="P2" style:family="paragraph" style:parent-style-name="Text_20_body" style:list-style-name="L2">
      <style:paragraph-properties fo:margin-left="0cm" fo:margin-right="0cm" fo:margin-top="0cm" fo:margin-bottom="0.247cm" style:contextual-spacing="false" style:line-height-at-least="0.741cm" fo:text-indent="0cm" style:auto-text-indent="false"/>
    </style:style>
    <style:style style:name="P3" style:family="paragraph" style:parent-style-name="Text_20_body">
      <style:paragraph-properties fo:margin-left="0cm" fo:margin-right="0cm" fo:text-indent="0cm" style:auto-text-indent="false" style:writing-mode="lr-tb"/>
      <style:text-properties officeooo:rsid="0002d83c" officeooo:paragraph-rsid="0002d83c"/>
    </style:style>
    <style:style style:name="T1" style:family="text">
      <style:text-properties fo:color="#ef4540" loext:opacity="100%"/>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TAREA 7. AGRUPAMIENTOS GROUP BY </text:p>
      <text:p text:style-name="P3">Realizado por: Jose Angel Albaladejo Sanchez.</text:p>
      <text:p text:style-name="P1">Realiza la consulta y pégala, así como la respuesta a la pregunta.</text:p>
      <text:list text:style-name="L2">
        <text:list-item>
          <text:p text:style-name="P2">Obtén la suma total de la superficie de cada Region (están asignadas a países) y sólo visualiza las 5 con menos extensión.<text:span text:style-name="T1"> (pista para saber si vas bien: La primera empieza por M, la última por C)</text:span></text:p>
          <text:p text:style-name="P2"><text:span text:style-name="T1"/></text:p>
        </text:list-item>
        <text:list-item>
          <text:p text:style-name="P2">Obtén los cinco distritos a los que pertenezcan más ciudades de la base de datos. <text:span text:style-name="T1">(primero empieza por E, el último por W)</text:span></text:p>
          <text:p text:style-name="P2"><text:span text:style-name="T1"/></text:p>
        </text:list-item>
        <text:list-item>
          <text:p text:style-name="P2">Calcula la media de la esperanza de vida y la media de población, agrupado por continente.</text:p>
          <text:p text:style-name="P2"/>
        </text:list-item>
        <text:list-item>
          <text:p text:style-name="P2">De ellos (anterior consulta) indica cuál es el que menos esperanza de vida tiene y su valor, y el que menos media de población y el valor. (Son dos consultas muy parecidas) <text:span text:style-name="T1">Menor esperanza empieza por 5, el 3º de mayor media población  sale Europa. Si un valor sale NULL no se cuenta ESE valor.</text:span></text:p>
          <text:p text:style-name="P2"><text:span text:style-name="T1"/></text:p>
        </text:list-item>
        <text:list-item>
          <text:p text:style-name="P2">La misma consulta del punto anterior, pero agrupando por regiones, si nos quedamos sólo con aquellas regiones que empiezan por S, la pregunta es, ¿cuántas regiones salen? ¿Cuál es la que menos esperanza de vida tiene y cuál es el valor? <text:span text:style-name="T1">salen más de 3 y menos de 10, menos esperanza empieza por A y esperanza menos de 50.</text:span></text:p>
          <text:p text:style-name="P2"><text:span text:style-name="T1"/></text:p>
        </text:list-item>
        <text:list-item>
          <text:p text:style-name="P2">Queremos saber la superficie promedio de los países, agrupados por su forma de gobierno. Deben quedar excluidos de esos cálculos promedio, los países que tengan menos de 10.000.000 habitantes.  <text:span text:style-name="T1">Por ejemplo: la de mayor extensión es República Popular y salen 9 valores.</text:span></text:p>
          <text:p text:style-name="P2"><text:span text:style-name="T1"/></text:p>
        </text:list-item>
        <text:list-item>
          <text:p text:style-name="P2"><text:soft-page-break/>¿Qué países del mundo, son más grandes que todos los países de Oceanía juntos? En el listado evitar que salga la Antártida (Antarctica en inglés).  <text:span text:style-name="T1">Salen 4 en total, uno de ellos empieza por U</text:span></text:p>
          <text:p text:style-name="P2"><text:span text:style-name="T1"/></text:p>
        </text:list-item>
        <text:list-item>
          <text:p text:style-name="P2">Qué idiomas se hablan en como mucho 30 países y como mínimo 20. <text:span text:style-name="T1">Salen muy pocos y uno lo conoces.</text:span></text:p>
          <text:p text:style-name="P2"><text:span text:style-name="T1"/></text:p>
        </text:list-item>
        <text:list-item>
          <text:p text:style-name="P2">¿Cuántos países hay cuya población, sea mayor que la población de la ciudad más poblada del mundo, y además en esos países se habla Francés?  <text:span text:style-name="T1">Los puedes contar con los dedos de una mano, sólo pregunto, cuántos.</text:span></text:p>
          <text:p text:style-name="P2"><text:span text:style-name="T1"/></text:p>
        </text:list-item>
        <text:list-item>
          <text:p text:style-name="P2">La suma de la población de todas las ciudades de cada país, tiene que ser mayor que la media de la población de las ciudades Europeas. ¿Cuántos países lo cumplen? <text:span text:style-name="T1">Entre 100 y 200.</text:span></text:p>
          <text:p text:style-name="P2"><text:span text:style-name="T1"/></text:p>
        </text:list-item>
        <text:list-item>
          <text:p text:style-name="P2">Según la Base de Datos, en qué países (código de país es suficiente) sólo figura un único idioma, y además suponga el 100% de lo que se habla en ese país.  <text:span text:style-name="T1">Salen menos de 20. Uno de ellos empieza por G</text:span></text:p>
          <text:p text:style-name="P2"><text:span text:style-name="T1"/></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3T12:10:01.846000000</meta:creation-date>
    <dc:date>2024-01-23T13:16:19.013000000</dc:date>
    <meta:editing-duration>PT1H6M18S</meta:editing-duration>
    <meta:editing-cycles>1</meta:editing-cycles>
    <meta:document-statistic meta:table-count="0" meta:image-count="0" meta:object-count="0" meta:page-count="2" meta:paragraph-count="14" meta:word-count="433" meta:character-count="2338" meta:non-whitespace-character-count="1923"/>
    <meta:generator>LibreOffice/7.6.0.3$Windows_X86_64 LibreOffice_project/69edd8b8ebc41d00b4de3915dc82f8f0fc3b6265</meta:generator>
  </office:meta>
</office:document-meta>
</file>